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8c2" officeooo:paragraph-rsid="001be8c2"/>
    </style:style>
    <style:style style:name="P2" style:family="paragraph" style:parent-style-name="Standard">
      <style:text-properties officeooo:rsid="0023c790" officeooo:paragraph-rsid="0023c790"/>
    </style:style>
    <style:style style:name="P3" style:family="paragraph" style:parent-style-name="Standard">
      <style:text-properties officeooo:rsid="0023d431" officeooo:paragraph-rsid="0023d431"/>
    </style:style>
    <style:style style:name="T1" style:family="text">
      <style:text-properties fo:color="#000000"/>
    </style:style>
    <style:style style:name="T2" style:family="text">
      <style:text-properties fo:color="#000000" officeooo:rsid="0023d4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lloween storm, poner ejemplos, </text:span><text:span text:style-name="T2">citar al texto, porque esta tormenta</text:span></text:p>
      <text:p text:style-name="P2"><text:span text:style-name="T1">Fichero ti, sampling 30s</text:span></text:p>
      <text:p text:style-name="P2"><text:span text:style-name="T1">formato</text:span></text:p>
      <text:p text:style-name="P2"><text:span text:style-name="T1">explicar que vamos a hacer – </text:span><text:span text:style-name="T2">IPPs, </text:span><text:span text:style-name="T1">hill climbing y buscar si una vez en un pico, hay relacion lineal entre VTEC I coseno. En lugar de eso, subir mirando</text:span></text:p>
      <text:p text:style-name="P2"><text:span text:style-name="T1"><text:s/></text:span></text:p>
      <text:p text:style-name="P3"><text:span text:style-name="T1">primer paso, ver datos de un IPP</text:span></text:p>
      <text:p text:style-name="P2"><text:span text:style-name="T1">Awk prepocesado de datos</text:span></text:p>
      <text:p text:style-name="P2"><text:span text:style-name="T1">fortran</text:span></text:p>
      <text:p text:style-name="P2"><text:span text:style-name="T1">gnu plot para empezar a ver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33:00.578079731</meta:creation-date>
    <dc:date>2019-03-13T12:18:42.024849972</dc:date>
    <meta:editing-duration>PT23M1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2" meta:character-count="343" meta:non-whitespace-character-count="287"/>
  </office:meta>
</office:document-meta>
</file>